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20100000640000004AD4414CF9CCA9D254D.png" manifest:media-type="image/png"/>
  <manifest:file-entry manifest:full-path="Pictures/1000020100000640000004AD02EC41B2CBD4F452.png" manifest:media-type="image/png"/>
  <manifest:file-entry manifest:full-path="Pictures/1000020100000640000004ADD25B412A866E0939.png" manifest:media-type="image/png"/>
  <manifest:file-entry manifest:full-path="Pictures/1000020100000640000004AD9D5D41FC6EB73B9E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ato Heavy" svg:font-family="'Lato Heavy'" style:font-pitch="variable"/>
    <style:font-face style:name="Ubuntu1" svg:font-family="Ubuntu" style:font-pitch="variable"/>
    <style:font-face style:name="Bitstream Vera Serif" svg:font-family="'Bitstream Vera Serif'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Bitstream Vera Sans" svg:font-family="'Bitstream Vera Sans'" style:font-family-generic="swiss" style:font-pitch="variable"/>
    <style:font-face style:name="Carlito" svg:font-family="Carlito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1-title">
      <style:graphic-properties draw:auto-grow-height="true" fo:min-height="2.4cm"/>
    </style:style>
    <style:style style:name="pr4" style:family="presentation" style:parent-style-name="LushGreen1-title">
      <style:graphic-properties draw:auto-grow-height="true" fo:min-height="5.301cm"/>
    </style:style>
    <style:style style:name="pr5" style:family="presentation" style:parent-style-name="LushGreen1-title">
      <style:graphic-properties draw:auto-grow-height="true" fo:min-height="3.976cm"/>
    </style:style>
    <style:style style:name="pr6" style:family="presentation" style:parent-style-name="LushGreen1-notes">
      <style:graphic-properties draw:fill-color="#ffffff" draw:auto-grow-height="true" fo:min-height="13.364cm"/>
    </style:style>
    <style:style style:name="pr7" style:family="presentation" style:parent-style-name="LushGreen1-title">
      <style:graphic-properties draw:auto-grow-height="true" fo:min-height="15.551cm"/>
    </style:style>
    <style:style style:name="pr8" style:family="presentation" style:parent-style-name="LushGreen1-title">
      <style:graphic-properties draw:auto-grow-height="true" fo:min-height="21.082cm"/>
    </style:style>
    <style:style style:name="pr9" style:family="presentation" style:parent-style-name="LushGreen1-title">
      <style:graphic-properties draw:auto-grow-height="true" fo:min-height="17.691cm"/>
    </style:style>
    <style:style style:name="pr10" style:family="presentation" style:parent-style-name="LushGreen1-title">
      <style:graphic-properties draw:auto-grow-height="true" fo:min-height="13.902cm"/>
    </style:style>
    <style:style style:name="P1" style:family="paragraph">
      <style:text-properties style:font-name="Noto Mono" fo:font-weight="bold" style:font-weight-asian="bold" style:font-weight-complex="bold"/>
    </style:style>
    <style:style style:name="P2" style:family="paragraph">
      <loext:graphic-properties draw:fill="none" draw:fill-color="#ffffff"/>
    </style:style>
    <style:style style:name="P3" style:family="paragraph">
      <style:text-properties fo:color="#468a1a" style:font-name="Noto Mono" fo:font-weight="bold" style:font-weight-asian="bold" style:font-weight-complex="bold"/>
    </style:style>
    <style:style style:name="P4" style:family="paragraph">
      <style:paragraph-properties fo:text-align="start"/>
      <style:text-properties fo:color="#468a1a" style:font-name="Noto Mono"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  <style:text-properties fo:color="#468a1a" style:font-name="Noto Mono" fo:font-size="32pt" style:font-size-asian="32pt" style:font-size-complex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style:font-name="Noto Mono"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text-align="start"/>
      <style:text-properties fo:color="#468a1a" fo:font-size="32pt" style:font-size-asian="32pt" style:font-size-complex="32pt"/>
    </style:style>
    <style:style style:name="P10" style:family="paragraph">
      <style:paragraph-properties fo:text-align="start"/>
      <style:text-properties fo:color="#468a1a" fo:font-size="18pt" style:font-size-asian="18pt" style:font-size-complex="18pt"/>
    </style:style>
    <style:style style:name="T1" style:family="text">
      <style:text-properties style:font-name="Noto Mono" fo:font-weight="bold" style:font-weight-asian="bold" style:font-weight-complex="bold"/>
    </style:style>
    <style:style style:name="T2" style:family="text">
      <style:text-properties fo:color="#468a1a" style:font-name="Noto Mono" fo:font-weight="bold" style:font-weight-asian="bold" style:font-weight-complex="bold"/>
    </style:style>
    <style:style style:name="T3" style:family="text">
      <style:text-properties fo:color="#468a1a" style:font-name="Noto Mono" fo:font-size="24pt" style:font-size-asian="24pt" style:font-size-complex="24pt"/>
    </style:style>
    <style:style style:name="T4" style:family="text">
      <style:text-properties fo:color="#468a1a" style:font-name="Noto Mono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468a1a" style:font-name="Noto Mono" fo:font-size="32pt" style:font-size-asian="32pt" style:font-size-complex="32pt"/>
    </style:style>
    <style:style style:name="T6" style:family="text">
      <style:text-properties style:font-name="Noto Mono"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ffbf00" style:text-outline="false" style:text-line-through-style="none" style:text-line-through-type="none" style:font-name="Noto Mono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8" style:family="text">
      <style:text-properties fo:color="#468a1a" style:text-outline="false" style:text-line-through-style="none" style:text-line-through-type="none" style:font-name="Noto Mono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9" style:family="text">
      <style:text-properties fo:color="#ffbf00" style:font-name="Noto Mono" fo:font-size="32pt" style:font-size-asian="32pt" style:font-size-complex="32pt"/>
    </style:style>
    <style:style style:name="T10" style:family="text">
      <style:text-properties fo:color="#468a1a" fo:font-size="32pt" style:font-size-asian="32pt" style:font-size-complex="32pt"/>
    </style:style>
    <style:style style:name="T11" style:family="text">
      <style:text-properties fo:color="#729fcf" style:text-outline="false" style:text-line-through-style="none" style:text-line-through-type="none" style:font-name="Noto Mono" fo:font-size="24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12" style:family="text">
      <style:text-properties fo:color="#468a1a" style:text-outline="false" style:text-line-through-style="none" style:text-line-through-type="none" style:font-name="Noto Mono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3" style:family="text">
      <style:text-properties fo:color="#468a1a" style:text-outline="false" style:text-line-through-style="none" style:text-line-through-type="none" style:font-name="Noto Mono" fo:font-size="24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14" style:family="text">
      <style:text-properties fo:color="#729fcf" style:font-name="Noto Mono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729fcf" style:font-name="Noto Mono" fo:font-size="24pt" style:font-size-asian="24pt" style:font-size-complex="24pt"/>
    </style:style>
    <style:style style:name="T16" style:family="text">
      <style:text-properties fo:color="#468a1a" style:font-name="Noto Mono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468a1a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 presentation:user-transformed="true">
          <draw:text-box>
            <text:p text:style-name="P1"><text:span text:style-name="T1">Crocodile Game Bot</text:span></text:p>
          </draw:text-box>
        </draw:frame>
        <draw:frame draw:style-name="gr1" draw:text-style-name="P2" draw:layer="layout" svg:width="0.502cm" svg:height="0.962cm" svg:x="15.748cm" svg:y="16.002cm">
          <draw:text-box>
            <text:p/>
          </draw:text-box>
        </draw:frame>
        <draw:frame presentation:style-name="pr1" draw:text-style-name="P3" draw:layer="layout" svg:width="25.199cm" svg:height="3.641cm" svg:x="1.524cm" svg:y="5.842cm" presentation:class="title" presentation:user-transformed="true">
          <draw:text-box>
            <text:p text:style-name="P3"><text:span text:style-name="T2">Яндекс Лицей 2 год.</text:span><text:span text:style-name="T2"><text:line-break/></text:span><text:span text:style-name="T2">Проект WebServer+API</text:span></text:p>
          </draw:text-box>
        </draw:frame>
        <draw:frame presentation:style-name="pr1" draw:text-style-name="P4" draw:layer="layout" svg:width="25.199cm" svg:height="2.306cm" svg:x="0.508cm" svg:y="18.014cm" presentation:class="title" presentation:user-transformed="true">
          <draw:text-box>
            <text:p text:style-name="P4"><text:span text:style-name="T3">Автор: Гилязева Динара</text:span><text:span text:style-name="T3"><text:line-break/></text:span><text:span text:style-name="T3">Преподаватель: Глинка Надежда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user-transformed="true">
          <draw:text-box>
            <text:p text:style-name="P1"><text:span text:style-name="T1">Идея и задачи бота</text:span></text:p>
          </draw:text-box>
        </draw:frame>
        <draw:frame presentation:style-name="pr4" draw:text-style-name="P6" draw:layer="layout" svg:width="27.799cm" svg:height="5.301cm" svg:x="0.395cm" svg:y="6.604cm" presentation:class="title" presentation:user-transformed="true">
          <draw:text-box>
            <text:p text:style-name="P6"><text:span text:style-name="T4">Идея</text:span><text:span text:style-name="T5">: создать собственного бота для игры Крокодил. Telegram бот позволяет играть удаленно без скачивания отдельных приложений.</text:span></text:p>
          </draw:text-box>
        </draw:frame>
        <draw:frame presentation:style-name="pr5" draw:text-style-name="P6" draw:layer="layout" svg:width="27.94cm" svg:height="3.976cm" svg:x="0.278cm" svg:y="12.7cm" presentation:class="title" presentation:user-transformed="true">
          <draw:text-box>
            <text:p text:style-name="P6"><text:span text:style-name="T4">Задачи бота</text:span><text:span text:style-name="T5">: выдавать слова, передавать роль ведущего, вести рейтинг игроков.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1T19">
        <office:forms form:automatic-focus="false" form:apply-design-mode="false"/>
        <draw:frame presentation:style-name="pr3" draw:text-style-name="P8" draw:layer="layout" svg:width="25.199cm" svg:height="2.4cm" svg:x="1.4cm" svg:y="0.2cm" presentation:class="title" presentation:user-transformed="true">
          <draw:text-box>
            <text:p text:style-name="P8"><text:span text:style-name="T6">Используемые API и библиотеки</text:span></text:p>
          </draw:text-box>
        </draw:frame>
        <draw:frame presentation:style-name="pr7" draw:text-style-name="P9" draw:layer="layout" svg:width="28.194cm" svg:height="19.86cm" svg:x="0.353cm" svg:y="3.293cm" presentation:class="title" presentation:user-transformed="true">
          <draw:text-box>
            <text:p text:style-name="P9"><text:span text:style-name="T7">Telegram bot API</text:span><text:span text:style-name="T8">. Для подключения к серверам Telegram использовался proxy сервер.</text:span><text:span text:style-name="T8"><text:line-break/></text:span><text:span text:style-name="T8"><text:line-break/></text:span><text:span text:style-name="T8">Библиотека </text:span><text:span text:style-name="T7">datetime</text:span><text:span text:style-name="T8">.</text:span><text:span text:style-name="T8"><text:line-break/></text:span><text:span text:style-name="T8"><text:line-break/></text:span><text:span text:style-name="T8">Библиотека </text:span><text:span text:style-name="T7">random</text:span><text:span text:style-name="T8">.</text:span><text:span text:style-name="T8"><text:line-break/></text:span><text:span text:style-name="T8"><text:line-break/></text:span><text:span text:style-name="T8">Библиотека </text:span><text:span text:style-name="T7">unittest</text:span><text:span text:style-name="T5">.</text:span><text:span text:style-name="T5"><text:line-break/></text:span><text:span text:style-name="T5"><text:line-break/></text:span><text:span text:style-name="T5">Библиотека </text:span><text:span text:style-name="T9">logging</text:span><text:span text:style-name="T5">. Использование логгирования сильно упростило отладку программы.</text:span><text:span text:style-name="T10"><text:line-break/></text:span><text:span text:style-name="T10"><text:line-break/></text:span><text:span text:style-name="T10"> 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0.762cm" svg:y="0.254cm" presentation:class="title" presentation:user-transformed="true">
          <draw:text-box>
            <text:p text:style-name="P1"><text:span text:style-name="T1">Реализация</text:span></text:p>
          </draw:text-box>
        </draw:frame>
        <draw:frame presentation:style-name="pr8" draw:text-style-name="P9" draw:layer="layout" svg:width="27.739cm" svg:height="21.082cm" svg:x="0.455cm" svg:y="0.508cm" presentation:class="title" presentation:user-transformed="true">
          <draw:text-box>
            <text:p text:style-name="P9"><text:span text:style-name="T10"><text:line-break/></text:span><text:span text:style-name="T10"><text:line-break/></text:span><text:span text:style-name="T4">Программа состоит из</text:span><text:span text:style-name="T5">:</text:span><text:span text:style-name="T5"><text:line-break/></text:span><text:span text:style-name="T5">1. Основной части, отвечающей за взаимодействием с пользователем.</text:span><text:span text:style-name="T5"><text:line-break/></text:span><text:span text:style-name="T5"><text:line-break/></text:span><text:span text:style-name="T5">2. Класса </text:span><text:span text:style-name="T9">Game</text:span><text:span text:style-name="T5">, логического представления игрового цикла. Для каждого чата свой экземпляр </text:span><text:span text:style-name="T9">Game</text:span><text:span text:style-name="T5">. Все игровые процессы хранятся в словаре по ключу – id чата.</text:span><text:span text:style-name="T5"><text:line-break/></text:span><text:span text:style-name="T5"><text:line-break/></text:span><text:span text:style-name="T5">3. Класса </text:span><text:span text:style-name="T9">User</text:span><text:span text:style-name="T5">, содержащего информацию об игроке.</text:span><text:span text:style-name="T10"><text:line-break/></text:span><text:span text:style-name="T10"/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user-transformed="true">
          <draw:text-box>
            <text:p text:style-name="P1"><text:span text:style-name="T1">Комманды бота</text:span></text:p>
          </draw:text-box>
        </draw:frame>
        <draw:frame presentation:style-name="pr9" draw:text-style-name="P10" draw:layer="layout" svg:width="27.723cm" svg:height="17.691cm" svg:x="0.277cm" svg:y="3.556cm" presentation:class="title" presentation:user-transformed="true">
          <draw:text-box>
            <text:p text:style-name="P10"><text:span text:style-name="T11">/help</text:span><text:span text:style-name="T12"> – небольшая справка.</text:span><text:span text:style-name="T12"><text:line-break/></text:span><text:span text:style-name="T11">/start</text:span><text:span text:style-name="T13"> </text:span><text:span text:style-name="T12">– начало игры. С</text:span><text:span text:style-name="T3">тирает данные предыдущей игры, добавляет игровой цикл в словарь, назначает первого использовавшего эту комманду ведущим.</text:span><text:span text:style-name="T3"><text:line-break/></text:span><text:span text:style-name="T14">/master</text:span><text:span text:style-name="T15"> </text:span><text:span text:style-name="T3">– стать ведущим. Если в течении минуты никто не угадывает слово, ведущим становится первый использовавший эту комманду по истичении минуты.</text:span><text:span text:style-name="T3"><text:line-break/></text:span><text:span text:style-name="T14">/show_word</text:span><text:span text:style-name="T16"> </text:span><text:span text:style-name="T14">(Кнопка “Показать слово”)</text:span><text:span text:style-name="T16"> </text:span><text:span text:style-name="T3">- присылает ведущему окошко со словом.</text:span><text:span text:style-name="T3"><text:line-break/></text:span><text:span text:style-name="T14">/change_word (Кнопка “Поменять слово”)</text:span><text:span text:style-name="T3"> - меняет слово и присылает ведущему окошко с новым словом.</text:span><text:span text:style-name="T3"><text:line-break/></text:span><text:span text:style-name="T14">/rating</text:span><text:span text:style-name="T15"> </text:span><text:span text:style-name="T3">– выводит рейтинг текущей игры. Рейтинг имеет каждый игрок, хранится в классе User. Все игроки хранятся словарем с ключом - id чата.</text:span><text:span text:style-name="T17"><text:line-break/></text:span><text:span text:style-name="T17"><text:line-break/></text:span><text:span text:style-name="T17"/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1T19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user-transformed="true">
          <draw:text-box>
            <text:p text:style-name="P1"><text:span text:style-name="T1">Дальнейшее развитие</text:span></text:p>
          </draw:text-box>
        </draw:frame>
        <draw:frame presentation:style-name="pr10" draw:text-style-name="P6" draw:layer="layout" svg:width="27.178cm" svg:height="13.902cm" svg:x="0.508cm" svg:y="4.894cm" presentation:class="title" presentation:user-transformed="true">
          <draw:text-box>
            <text:p text:style-name="P6"><text:span text:style-name="T5">Добавить бд для хранения рейтинга.</text:span><text:span text:style-name="T5"><text:line-break/></text:span><text:span text:style-name="T5"><text:line-break/></text:span><text:span text:style-name="T5">Добавить больше кнопок.</text:span><text:span text:style-name="T5"><text:line-break/></text:span><text:span text:style-name="T5"><text:line-break/></text:span><text:span text:style-name="T5">Добавить возможность пользователям менять настройки игры: устанавливать свой список слов; менять время, отведенное на угадывание.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ato Heavy" svg:font-family="'Lato Heavy'" style:font-pitch="variable"/>
    <style:font-face style:name="Ubuntu1" svg:font-family="Ubuntu" style:font-pitch="variable"/>
    <style:font-face style:name="Bitstream Vera Serif" svg:font-family="'Bitstream Vera Serif'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Bitstream Vera Sans" svg:font-family="'Bitstream Vera Sans'" style:font-family-generic="swiss" style:font-pitch="variable"/>
    <style:font-face style:name="Carlito" svg:font-family="Carlito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4" draw:display-name="Bitmap 4" xlink:href="Pictures/1000020100000640000004ADD25B412A866E0939.png" xlink:type="simple" xlink:show="embed" xlink:actuate="onLoad"/>
    <draw:fill-image draw:name="Bitmap_20_5" draw:display-name="Bitmap 5" xlink:href="Pictures/1000020100000640000004AD9D5D41FC6EB73B9E.png" xlink:type="simple" xlink:show="embed" xlink:actuate="onLoad"/>
    <draw:fill-image draw:name="Bitmap_20_6" draw:display-name="Bitmap 6" xlink:href="Pictures/1000020100000640000004AD02EC41B2CBD4F452.png" xlink:type="simple" xlink:show="embed" xlink:actuate="onLoad"/>
    <draw:fill-image draw:name="background" xlink:href="Pictures/1000020100000640000004AD4414CF9CCA9D254D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1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1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1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1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1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1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1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1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1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1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1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1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1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1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1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1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8T14:21:39.245093287</meta:creation-date>
    <meta:editing-duration>PT1H19M35S</meta:editing-duration>
    <meta:editing-cycles>18</meta:editing-cycles>
    <meta:generator>LibreOffice/6.1.5.2$Linux_ARM_EABI LibreOffice_project/10$Build-2</meta:generator>
    <dc:title>Lush Green</dc:title>
    <dc:date>2020-04-28T16:17:53.361351280</dc:date>
    <meta:document-statistic meta:object-count="81"/>
  </office:meta>
</office:document-meta>
</file>